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>
      <style:paragraph-properties fo:margin-top="0cm" fo:margin-bottom="0.25cm" style:contextual-spacing="true" fo:line-height="150%"/>
    </style:style>
    <style:style style:name="P4" style:family="paragraph" style:parent-style-name="Text_20_body" style:list-style-name="L1">
      <style:paragraph-properties fo:margin-top="0cm" fo:margin-bottom="0.25cm" style:contextual-spacing="true" fo:line-height="150%"/>
    </style:style>
    <style:style style:name="P5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6" style:family="paragraph" style:parent-style-name="Text_20_body">
      <style:paragraph-properties fo:margin-top="0cm" fo:margin-bottom="0.499cm" style:contextual-spacing="false" fo:line-height="150%" fo:break-before="page"/>
    </style:style>
    <style:style style:name="P7" style:family="paragraph" style:parent-style-name="Text_20_body" style:list-style-name="L2">
      <style:paragraph-properties fo:margin-top="0cm" fo:margin-bottom="0.25cm" style:contextual-spacing="false" fo:line-height="150%"/>
    </style:style>
    <style:style style:name="P8" style:family="paragraph" style:parent-style-name="Text_20_body" style:list-style-name="L3">
      <style:paragraph-properties fo:margin-top="0cm" fo:margin-bottom="0.199cm" style:contextual-spacing="false" fo:line-height="150%"/>
    </style:style>
    <style:style style:name="T1" style:family="text">
      <style:text-properties fo:font-size="14pt" officeooo:rsid="0042820b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 Hebrews 13:12-16 ) / <text:span text:style-name="Strong_20_Emphasis">Opening prayer</text:span> (Douglas M)</text:p>
      <text:p text:style-name="P2"><text:span text:style-name="Strong_20_Emphasis">Praise</text:span>: <text:span text:style-name="Emphasis">The Tender Love A Father Has (Rej 68)</text:span></text:p>
      <text:p text:style-name="P2"><text:span text:style-name="Strong_20_Emphasis">Bible Reading</text:span>: Philemon (MarJo A)</text:p>
      <text:p text:style-name="P3"><text:span text:style-name="Strong_20_Emphasis">Announcements</text:span> (John A)</text:p>
      <text:list text:style-name="L1">
        <text:list-item>
          <text:p text:style-name="P4">Working Bee - thanks</text:p>
        </text:list-item>
        <text:list-item>
          <text:p text:style-name="P4">Gingerbread House</text:p>
        </text:list-item>
        <text:list-item>
          <text:p text:style-name="P5">Carols preparation</text:p>
        </text:list-item>
      </text:list>
      <text:p text:style-name="P2"><text:span text:style-name="Strong_20_Emphasis">Sunday School</text:span> (Mia O, Luke B)</text:p>
      <text:p text:style-name="P2"><text:span text:style-name="Strong_20_Emphasis">Praise</text:span>: <text:span text:style-name="Emphasis">Brother Let Me Be Your Servant (Rej 310)</text:span></text:p>
      <text:p text:style-name="P2"><text:span text:style-name="Strong_20_Emphasis">Prayer for the church and the world</text:span>  (JA)</text:p>
      <text:p text:style-name="P2"><text:span text:style-name="Strong_20_Emphasis">Bible reading</text:span>: 3 John (Pam W)</text:p>
      <text:p text:style-name="P2"><text:span text:style-name="Strong_20_Emphasis">Praise</text:span>: <text:span text:style-name="Emphasis">A Christian’s Daily Prayer</text:span></text:p>
      <text:p text:style-name="P2"><text:span text:style-name="Strong_20_Emphasis">Sermon</text:span>: “WALKING IN THE TRUTH AND PRACTISING LOVE” (DM)</text:p>
      <text:p text:style-name="P2"><text:span text:style-name="Strong_20_Emphasis">Praise</text:span>: <text:span text:style-name="Emphasis">Loved With Everlasting Love (Rej 576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Lord, Dismiss Us With Your Blessing (Rej 334)</text:span></text:p>
      <text:p text:style-name="P2"><text:span text:style-name="Strong_20_Emphasis">Benediction</text:span> (DM)</text:p>
      <text:p text:style-name="P2"/>
      <text:p text:style-name="P6"/>
      <text:p text:style-name="P2"><text:span text:style-name="Strong_20_Emphasis">Sermon Outline</text:span></text:p>
      <text:p text:style-name="P2">“WALKING IN THE TRUTH AND PRACTISING LOVE”   (3 John)</text:p>
      <text:p text:style-name="P2">Introduction</text:p>
      <text:list text:style-name="L2">
        <text:list-item>
          <text:p text:style-name="P7">3 John is about 3 individuals - the first today - Gaius</text:p>
        </text:list-item>
        <text:list-item>
          <text:p text:style-name="P7">John’s responses to him:</text:p>
        </text:list-item>
      </text:list>
      <text:list text:style-name="L3">
        <text:list-item>
          <text:list>
            <text:list-item>
              <text:p text:style-name="P8">He loves him because God has loved him</text:p>
            </text:list-item>
            <text:list-item>
              <text:p text:style-name="P8">He wishes him health in body as well as soul</text:p>
            </text:list-item>
            <text:list-item>
              <text:p text:style-name="P8">He rejoices as a father that he is walking in the truth</text:p>
            </text:list-item>
            <text:list-item>
              <text:p text:style-name="P8">He commends his hospitality towards visiting preachers</text:p>
            </text:list-item>
            <text:list-item>
              <text:p text:style-name="P8">He orders him to support such people and become their fellow workers</text:p>
            </text:list-item>
            <text:list-item>
              <text:p text:style-name="P8">He wants to meet him face to face</text:p>
            </text:list-item>
          </text:list>
        </text:list-item>
      </text:list>
      <text:p text:style-name="P2">Conclusion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7a309"/>
    </style:style>
    <style:style style:name="MT2" style:family="text">
      <style:text-properties officeooo:rsid="00495328"/>
    </style:style>
    <style:style style:name="MT3" style:family="text">
      <style:text-properties officeooo:rsid="0054ebaf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7</text:span><text:span text:style-name="MT2">th</text:span> <text:span text:style-name="MT3">December</text:span><text:span text:style-name="MT4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2-06T21:39:11.172676776</dc:date>
    <meta:editing-duration>PT6H40M29S</meta:editing-duration>
    <meta:editing-cycles>50</meta:editing-cycles>
    <meta:generator>LibreOffice/25.8.3.2$Linux_X86_64 LibreOffice_project/580$Build-2</meta:generator>
    <meta:print-date>2024-02-03T21:06:33.278074986</meta:print-date>
    <meta:document-statistic meta:table-count="0" meta:image-count="0" meta:object-count="0" meta:page-count="2" meta:paragraph-count="30" meta:word-count="204" meta:character-count="1098" meta:non-whitespace-character-count="932"/>
  </office:meta>
</office:document-meta>
</file>